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Criação de um aplicativo tipo CRUD</text:h>
      <text:p text:style-name="Text_20_body"><text:span text:style-name="Strong_20_Emphasis">Usando o gerador de aplicativos Bake do CakePHP.</text:span></text:p>
      <text:p text:style-name="Text_20_body">Vamos começar usando o recurso mais prático do CakePHP, que é o gerador de CRUDs chamado bake.</text:p>
      <text:p text:style-name="Text_20_body">Iremos criar um simples CRUD mas já é um recurso muito prático e que pode ser utilizado para a criação de aplicativos para nosso dia a dia.<text:line-break/>Depois iremos abordar recursos mais avançados.<text:line-break/><text:line-break/><text:span text:style-name="Strong_20_Emphasis">Observação</text:span> Estou usando o Linux com diretório web em<text:line-break/>/var/www/html<text:line-break/><text:line-break/>Caso esteja usando outro ambiente ou em outro diretório web altera o caminho abaixo</text:p>
      <text:p text:style-name="Text_20_body">Também estou usando o nano no terminal do Linux ou o xed no ambiente gráfico do Linux Mint. Caso tenha alguma dúvida sobre que editor usar e esteja usando Windows surigo que use o Notepad++ (<text:a xlink:type="simple" xlink:href="https://notepad-plus-plus.org/" text:style-name="Internet_20_link" text:visited-style-name="Visited_20_Internet_20_Link">https://notepad-plus-plus.org/</text:a>)<text:line-break/><text:line-break/><text:span text:style-name="Strong_20_Emphasis">Criar o aplicativo base usando o composer na pasta crud</text:span><text:line-break/> <text:s text:c="3"/>cd /var/www/html<text:line-break/> <text:s text:c="3"/>composer create-project --prefer-dist cakephp/app crud<text:line-break/><text:line-break/><text:span text:style-name="Strong_20_Emphasis">Criar o banco de dados no MySQL</text:span><text:line-break/>Chamarei de 'crud' com apenas uma tabela chamada 'clientes' e contendo 3 campos: id, nome e email<text:line-break/>Sugestão de gerenciador de bancos de dados: o gerenciador web em PHP <text:a xlink:type="simple" xlink:href="http://adminer.org/" text:style-name="Internet_20_link" text:visited-style-name="Visited_20_Internet_20_Link">http://adminer.org</text:a></text:p>
      <text:p text:style-name="Text_20_body">Abra o gerenciador, crie o banco crud e importe o script abaixo:<text:line-break/><text:line-break/> <text:s text:c="3"/>CREATE TABLE IF NOT EXISTS `clientes` (<text:line-break/> <text:s text:c="5"/>`id` int(11) NOT NULL PRIMARY KEY AUTO_INCREMENT,<text:line-break/> <text:s text:c="5"/>`nome` char(45) NOT NULL,<text:line-break/> <text:s text:c="5"/>`email` varchar(50) DEFAULT NULL<text:line-break/> <text:s text:c="3"/>);<text:line-break/><text:line-break/><text:span text:style-name="Strong_20_Emphasis">Configurar o banco no aplicativo</text:span><text:line-break/> <text:s text:c="3"/>cd /var/www/html/crud<text:line-break/> <text:s text:c="3"/>nano config/app.php<text:line-break/><text:line-break/>Como estou usando o mysql basta alterar estar linhas em <text:span text:style-name="Strong_20_Emphasis">Datasource</text:span><text:line-break/> <text:s text:c="11"/>'username' =&gt; 'root',<text:line-break/> <text:s text:c="11"/>'password' =&gt; '',<text:line-break/> <text:s text:c="11"/>'database' =&gt; 'crud',<text:line-break/><text:soft-page-break/><text:line-break/><text:span text:style-name="Strong_20_Emphasis">Acessar o aplicativo pelo navegador</text:span><text:line-break/> <text:s text:c="3"/>http://localhost/crud<text:line-break/><text:line-break/>Ele nos mostra uma página padrão criada automaticamente pelo Cake, mas sem nada do nosso banco<text:line-break/><text:line-break/><text:span text:style-name="Strong_20_Emphasis">Configurar o routes.php<text:line-break/></text:span>para que nosso aplicativo abra automaticamente a index de Clientes<text:line-break/> <text:s text:c="3"/>nano config/routes.php<text:line-break/><text:line-break/>Mudar apenas esta linha<text:line-break/> <text:s text:c="3"/>cd /var/www/html/crud<text:line-break/> <text:s text:c="3"/>$routes-&gt;connect('/', ['controller' =&gt; 'Pages', 'action' =&gt; 'display', 'home']);<text:line-break/>Para<text:line-break/> <text:s text:c="3"/>$routes-&gt;connect('/', ['controller' =&gt; 'Clientes', 'action' =&gt; 'index']);<text:line-break/><text:line-break/><text:span text:style-name="Strong_20_Emphasis">Gerar todo o código do CRUD com o bake</text:span><text:line-break/><text:line-break/> <text:s text:c="3"/>Execute<text:line-break/><text:line-break/> <text:s text:c="3"/>cd /var/www/html/crud<text:line-break/> <text:s text:c="3"/>bin/cake bake all clientes<text:line-break/><text:line-break/> <text:s text:c="3"/>Observe que ele mostra mensagens de que criou todo o nosso código: controller, model, view/template entre outros<text:line-break/><text:line-break/><text:span text:style-name="Strong_20_Emphasis">Chame pelo navegador novamente</text:span><text:line-break/><text:line-break/> <text:s text:c="3"/>http://localhost/crud<text:line-break/><text:line-break/>Ele nos mostra um aplicativo completo, com todo o CRUD, com CSS, paginação, ordenação dos campos apensa clicando em seus labels, etc.<text:line-break/><text:line-break/>Clique em New Criante e crie um novo registro.<text:line-break/><text:line-break/>Entre um nome e entre um e-mail incompleto, apenas o login e clique em SUBMIT para testar.<text:line-break/>Ele verificou na tabela o nome do campo "email" e já aplicou validação. Assim ele faz com os campos da tabela e podemos customizar isso.<text:line-break/>Uma beleza.<text:line-break/><text:line-break/>Corrija e clique em SUBMIT<text:line-break/><text:line-break/><text:soft-page-break/><text:span text:style-name="Strong_20_Emphasis">Como a equipe do Cake está se preparando para lançar a versão 4.0, talvez receba a mensagem de erro:</text:span><text:line-break/><text:line-break/>Deprecated (16384): RequestHandlerComponent::beforeRedirect() is deprecated. This functionality will be removed in 4.0.0. Set the `enableBeforeRedirect` option to `false` to disable this warning. - /backup/www/crud/vendor/cakephp/cakephp/src/Event/EventManager.php, line: 353<text:line-break/> You can disable deprecation warnings by setting `Error.errorLevel` to `E_ALL &amp; ~E_USER_DEPRECATED` in your config/app.php. [CORE/src/Core/functions.php, line 307]<text:line-break/><text:line-break/>Caso receba edite novamente o arquivo<text:line-break/><text:line-break/>config/app.php<text:line-break/><text:line-break/>E altere a linha<text:line-break/><text:line-break/>'errorLevel' =&gt; E_ALL,<text:line-break/><text:line-break/>Para<text:line-break/>'errorLevel' =&gt; E_ALL &amp; ~E_USER_DEPRECATED,<text:line-break/><text:line-break/><text:span text:style-name="Strong_20_Emphasis">E chame novamente</text:span><text:line-break/><text:line-break/> <text:s text:c="3"/>http://localhost/crud<text:line-break/><text:line-break/>Veja que temos um CRUD funcional (Add, Edit, View e Delete, além de outrosr ecursos), que podemos usar para o cadastro de clientes, uma agenda e qualquer outra finalidade.</text:p>
      <text:p text:style-name="Text_20_body"><text:span text:style-name="Strong_20_Emphasis">Próximo Passo</text:span></text:p>
      <text:p text:style-name="Text_20_body">Nosso próximo passo será criar um CRUD semelhante ao criado pelo bake mas inteiramente na unha (todo usando código). Para isso criarei este novo aplicativo em três passos: crud1, crud2 e crud3.<text:line-break/><text:line-break/><text:span text:style-name="Strong_20_Emphasis">Sugestões de leitura:</text:span><text:line-break/><text:line-break/>Uma recomendação é instalar o plugin cake-control-br, que instala um template com o Bootstrap e um controle de acesso para o aplicativo:<text:line-break/><text:line-break/><text:a xlink:type="simple" xlink:href="https://github.com/ribafs/cake-control-br" text:style-name="Internet_20_link" text:visited-style-name="Visited_20_Internet_20_Link">https://github.com/ribafs/cake-control-br</text:a> <text:line-break/><text:line-break/>O site oficial do CakePHP é uma das grandes forças do framework, com tutoriais de exemplo de aplicativos:<text:line-break/><text:a xlink:type="simple" xlink:href="https://book.cakephp.org/3.0/en/tutorials-and-examples.html" text:style-name="Internet_20_link" text:visited-style-name="Visited_20_Internet_20_Link">https://book.cakephp.org/3.0/en/tutorials-and-examples.html</text:a> <text:line-break/><text:soft-page-break/><text:a xlink:type="simple" xlink:href="https://book.cakephp.org/3.0/en/tutorials-and-examples/blog/blog.html" text:style-name="Internet_20_link" text:visited-style-name="Visited_20_Internet_20_Link">https://book.cakephp.org/3.0/en/tutorials-and-examples/blog/blog.html</text:a> <text:line-break/><text:a xlink:type="simple" xlink:href="https://book.cakephp.org/3.0/en/tutorials-and-examples/blog-auth-example/auth.html" text:style-name="Internet_20_link" text:visited-style-name="Visited_20_Internet_20_Link">https://book.cakephp.org/3.0/en/tutorials-and-examples/blog-auth-example/auth.html</text:a> <text:line-break/><text:a xlink:type="simple" xlink:href="https://book.cakephp.org/3.0/en/tutorials-and-examples/bookmarks/intro.html" text:style-name="Internet_20_link" text:visited-style-name="Visited_20_Internet_20_Link">https://book.cakephp.org/3.0/en/tutorials-and-examples/bookmarks/intro.html</text:a> <text:line-break/><text:line-break/>E uma ótima documentação, que pode ser vista online<text:line-break/><text:a xlink:type="simple" xlink:href="https://book.cakephp.org/3.0/en/index.html" text:style-name="Internet_20_link" text:visited-style-name="Visited_20_Internet_20_Link">https://book.cakephp.org/3.0/en/index.html</text:a> <text:line-break/><text:line-break/>Ou offline em PDF ou Epub<text:line-break/><text:a xlink:type="simple" xlink:href="https://book.cakephp.org/3.0/_downloads/en/CakePHPCookbook.pdf" text:style-name="Internet_20_link" text:visited-style-name="Visited_20_Internet_20_Link">https://book.cakephp.org/3.0/_downloads/en/CakePHPCookbook.pdf</text:a> <text:line-break/><text:a xlink:type="simple" xlink:href="https://book.cakephp.org/3.0/_downloads/en/CakePHPCookbook.epub" text:style-name="Internet_20_link" text:visited-style-name="Visited_20_Internet_20_Link">https://book.cakephp.org/3.0/_downloads/en/CakePHPCookbook.epub</text:a> <text:line-break/><text:line-break/>Uma forma bem simples de se criar um bom aplicativo tipo CRUD e muito mais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ial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3:02:47.806219027</meta:creation-date>
    <dc:date>2020-05-06T18:26:21.356334010</dc:date>
    <meta:editing-duration>PT1M1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4" meta:paragraph-count="8" meta:word-count="651" meta:character-count="4873" meta:non-whitespace-character-count="4061"/>
  </office:meta>
</office:document-meta>
</file>